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orfol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16">
            <text:p>21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342.649530822891">
            <text:p>$342,65</text:p>
          </table:table-cell>
          <table:table-cell table:style-name="ce5" table:formula="of:=[.F2]-[.B3]/[.B4]" office:value-type="currency" office:currency="USD" office:value="292.645684669045">
            <text:p>$292,65</text:p>
          </table:table-cell>
          <table:table-cell table:style-name="ce15" table:formula="of:=[.G2]/1.07" office:value-type="currency" office:currency="EUR" office:value="273.500639877612">
            <text:p>273,5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3.001">
            <text:p>13,00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7" table:formula="of:=[.G19]+[.G20]" office:value-type="currency" office:currency="USD" office:value="281.525912934584">
            <text:p>$281,53</text:p>
          </table:table-cell>
          <table:table-cell table:style-name="ce7" table:formula="of:=[.F3]-[.B3]/[.B4]" office:value-type="currency" office:currency="USD" office:value="231.522066780738">
            <text:p>$231,52</text:p>
          </table:table-cell>
          <table:table-cell table:style-name="ce16" table:formula="of:=[.G3]/1.07" office:value-type="currency" office:currency="EUR" office:value="216.375763346484">
            <text:p>216,3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13.496812862592">
            <text:p>213,5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6">
            <text:p>0,2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8">
            <text:p>8,00%</text:p>
          </table:table-cell>
          <table:table-cell table:style-name="Default"/>
          <table:table-cell table:style-name="ce13" table:formula="of:=[.J19]+[.J20]" office:value-type="currency" office:currency="USD" office:value="204.999909957452">
            <text:p>$205,00</text:p>
          </table:table-cell>
          <table:table-cell table:style-name="ce14" table:formula="of:=[.F4]-[.B3]/[.B4]" office:value-type="currency" office:currency="USD" office:value="154.996063803605">
            <text:p>$155,00</text:p>
          </table:table-cell>
          <table:table-cell table:style-name="ce17" table:formula="of:=[.G4]/1.07" office:value-type="currency" office:currency="EUR" office:value="144.856134395893">
            <text:p>144,8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2.39">
            <text:p>$12,3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 197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195">
            <text:p>$6,20</text:p>
          </table:table-cell>
          <table:table-cell table:style-name="ce5"/>
          <table:table-cell table:style-name="ce5" table:formula="of:=[.B8]/(1+[.D2])^(1/4)" office:value-type="currency" office:currency="USD" office:value="6.10541015065275">
            <text:p>$6,11</text:p>
          </table:table-cell>
          <table:table-cell table:style-name="ce7" table:formula="of:=[.B5]/2" office:value-type="currency" office:currency="USD" office:value="6.195">
            <text:p>$6,20</text:p>
          </table:table-cell>
          <table:table-cell table:style-name="ce7"/>
          <table:table-cell table:style-name="ce7" table:formula="of:=[.E8]/(1+[.D3])^(1/4)" office:value-type="currency" office:currency="USD" office:value="6.09109490527005">
            <text:p>$6,09</text:p>
          </table:table-cell>
          <table:table-cell table:style-name="ce8" table:formula="of:=[.B5]/2" office:value-type="currency" office:currency="USD" office:value="6.195">
            <text:p>$6,20</text:p>
          </table:table-cell>
          <table:table-cell table:style-name="ce8"/>
          <table:table-cell table:style-name="ce8" table:formula="of:=[.H8]/(1+[.D4])^(1/4)" office:value-type="currency" office:currency="USD" office:value="6.0769459249303">
            <text:p>$6,0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3812">
            <text:p>$13,38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12.6237735849057">
            <text:p>$12,62</text:p>
          </table:table-cell>
          <table:table-cell table:formula="of:=[.B5]*(1+[.F9])" office:value-type="currency" office:currency="USD" office:value="13.2573">
            <text:p>$13,26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12.39">
            <text:p>$12,39</text:p>
          </table:table-cell>
          <table:table-cell table:formula="of:=[.B5]*(1+[.I9])" office:value-type="currency" office:currency="USD" office:value="12.8856">
            <text:p>$12,89</text:p>
          </table:table-cell>
          <table:table-cell office:value-type="percentage" office:value="0.04">
            <text:p>4,00%</text:p>
          </table:table-cell>
          <table:table-cell table:formula="of:=[.H9]/(1+[.$D$4])^[.A9]" office:value-type="currency" office:currency="USD" office:value="11.9311111111111">
            <text:p>$11,9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4.451696">
            <text:p>$14,45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12.861957992168">
            <text:p>$12,86</text:p>
          </table:table-cell>
          <table:table-cell table:formula="of:=[.E9]*(1+[.F10])" office:value-type="currency" office:currency="USD" office:value="14.185311">
            <text:p>$14,19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2.39">
            <text:p>$12,39</text:p>
          </table:table-cell>
          <table:table-cell table:formula="of:=[.H9]*(1+[.I10])" office:value-type="currency" office:currency="USD" office:value="13.272168">
            <text:p>$13,27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11.3787448559671">
            <text:p>$11,3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5.46331472">
            <text:p>$15,46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12.9832972185092">
            <text:p>$12,98</text:p>
          </table:table-cell>
          <table:table-cell table:formula="of:=[.E10]*(1+[.F11])" office:value-type="currency" office:currency="USD" office:value="14.89457655">
            <text:p>$14,89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12.1584112149533">
            <text:p>$12,16</text:p>
          </table:table-cell>
          <table:table-cell table:formula="of:=[.H10]*(1+[.I11])" office:value-type="currency" office:currency="USD" office:value="13.67033304">
            <text:p>$13,67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10.8519511126353">
            <text:p>$10,8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6.5457467504">
            <text:p>$16,55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13.1057811545329">
            <text:p>$13,11</text:p>
          </table:table-cell>
          <table:table-cell table:formula="of:=[.E11]*(1+[.F12])" office:value-type="currency" office:currency="USD" office:value="15.6393053775">
            <text:p>$15,64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11.9311511922439">
            <text:p>$11,93</text:p>
          </table:table-cell>
          <table:table-cell table:formula="of:=[.H11]*(1+[.I12])" office:value-type="currency" office:currency="USD" office:value="13.9437397008">
            <text:p>$13,94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0.2490649397111">
            <text:p>$10,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7.703949022928">
            <text:p>$17,70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13.229420599387">
            <text:p>$13,23</text:p>
          </table:table-cell>
          <table:table-cell table:formula="of:=[.E12]*(1+[.F13])" office:value-type="currency" office:currency="USD" office:value="16.421270646375">
            <text:p>$16,42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11.7081390204262">
            <text:p>$11,71</text:p>
          </table:table-cell>
          <table:table-cell table:formula="of:=[.H12]*(1+[.I13])" office:value-type="currency" office:currency="USD" office:value="14.083177097808">
            <text:p>$14,08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9.5847736936187">
            <text:p>$9,5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8.7661859643037">
            <text:p>$18,77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3.229420599387">
            <text:p>$13,23</text:p>
          </table:table-cell>
          <table:table-cell table:formula="of:=[.E13]*(1+[.F14])" office:value-type="currency" office:currency="USD" office:value="17.2423341786938">
            <text:p>$17,24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11.4892953004183">
            <text:p>$11,49</text:p>
          </table:table-cell>
          <table:table-cell table:formula="of:=[.H13]*(1+[.I14])" office:value-type="currency" office:currency="USD" office:value="14.2240088687861">
            <text:p>$14,2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8.9635383616249">
            <text:p>$8,9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9.8921571221619">
            <text:p>$19,89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3.229420599387">
            <text:p>$13,23</text:p>
          </table:table-cell>
          <table:table-cell table:formula="of:=[.E14]*(1+[.F15])" office:value-type="currency" office:currency="USD" office:value="18.1044508876284">
            <text:p>$18,10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11.2745421172329">
            <text:p>$11,27</text:p>
          </table:table-cell>
          <table:table-cell table:formula="of:=[.H14]*(1+[.I15])" office:value-type="currency" office:currency="USD" office:value="14.3662489574739">
            <text:p>$14,37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8.38256828263069">
            <text:p>$8,3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1.0856865494916">
            <text:p>$21,09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13.229420599387">
            <text:p>$13,23</text:p>
          </table:table-cell>
          <table:table-cell table:formula="of:=[.E15]*(1+[.F16])" office:value-type="currency" office:currency="USD" office:value="18.8286289231336">
            <text:p>$18,83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0.9584334597404">
            <text:p>$10,96</text:p>
          </table:table-cell>
          <table:table-cell table:formula="of:=[.H15]*(1+[.I16])" office:value-type="currency" office:currency="USD" office:value="14.5099114470487">
            <text:p>$14,5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7.83925367171944">
            <text:p>$7,8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2.3508277424611">
            <text:p>$22,35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3.229420599387">
            <text:p>$13,23</text:p>
          </table:table-cell>
          <table:table-cell table:formula="of:=[.E16]*(1+[.F17])" office:value-type="currency" office:currency="USD" office:value="19.5817740800589">
            <text:p>$19,58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0.6511876618037">
            <text:p>$10,65</text:p>
          </table:table-cell>
          <table:table-cell table:formula="of:=[.H16]*(1+[.I17])" office:value-type="currency" office:currency="USD" office:value="14.6550105615192">
            <text:p>$14,66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7.33115389670059">
            <text:p>$7,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3.6918774070088">
            <text:p>$23,69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13.229420599387">
            <text:p>$13,23</text:p>
          </table:table-cell>
          <table:table-cell table:formula="of:=[.E17]*(1+[.F18])" office:value-type="currency" office:currency="USD" office:value="20.3650450432613">
            <text:p>$20,37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0.3525562320335">
            <text:p>$10,35</text:p>
          </table:table-cell>
          <table:table-cell table:formula="of:=[.H17]*(1+[.I18])" office:value-type="currency" office:currency="USD" office:value="14.8015606671344">
            <text:p>$14,80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6.85598651450703">
            <text:p>$6,8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37.056743697091">
            <text:p>$137,06</text:p>
          </table:table-cell>
          <table:table-cell/>
          <table:table-cell table:style-name="ce7"/>
          <table:table-cell table:formula="of:=SUM([.G8:.G18])" office:value-type="currency" office:currency="USD" office:value="121.394811104122">
            <text:p>$121,39</text:p>
          </table:table-cell>
          <table:table-cell/>
          <table:table-cell table:style-name="ce8"/>
          <table:table-cell table:formula="of:=SUM([.J8:.J18])" office:value-type="currency" office:currency="USD" office:value="99.4450923651562">
            <text:p>$99,4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79.070038512141">
            <text:p>$379,07</text:p>
          </table:table-cell>
          <table:table-cell table:style-name="ce5"/>
          <table:table-cell table:formula="of:=[.B20]/(1+[.D2])^([.A18]+1/2)" office:value-type="currency" office:currency="USD" office:value="205.592787125801">
            <text:p>$205,59</text:p>
          </table:table-cell>
          <table:table-cell table:formula="of:=[.E18]*[.D5]" office:value-type="currency" office:currency="USD" office:value="325.840720692181">
            <text:p>$325,84</text:p>
          </table:table-cell>
          <table:table-cell table:style-name="ce7"/>
          <table:table-cell table:formula="of:=[.E20]/(1+[.D3])^([.A18]+1/2)" office:value-type="currency" office:currency="USD" office:value="160.131101830462">
            <text:p>$160,13</text:p>
          </table:table-cell>
          <table:table-cell table:formula="of:=[.H18]*[.D5]" office:value-type="currency" office:currency="USD" office:value="236.82497067415">
            <text:p>$236,82</text:p>
          </table:table-cell>
          <table:table-cell table:style-name="ce8"/>
          <table:table-cell table:formula="of:=[.H20]/(1+[.D4])^([.A18]+1/2)" office:value-type="currency" office:currency="USD" office:value="105.554817592295">
            <text:p>$105,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22.05.2022</text:date>, <text:time>11:1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2T11:10:19.84</dc:date>
    <dc:creator>aaa </dc:creator>
    <meta:editing-duration>P2DT17H41M38S</meta:editing-duration>
    <meta:editing-cycles>44</meta:editing-cycles>
    <meta:generator>OpenOffice/4.1.5$Win32 OpenOffice.org_project/415m1$Build-9789</meta:generator>
    <meta:document-statistic meta:table-count="5" meta:cell-count="692" meta:object-count="0"/>
  </office:meta>
</office:document-meta>
</file>